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386" officeooo:paragraph-rsid="000553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5386" officeooo:paragraph-rsid="000553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pitolo 1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30:23.762649756</meta:creation-date>
    <dc:date>2025-09-23T10:30:55.356211416</dc:date>
    <meta:editing-duration>PT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